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528cm" fo:min-width="3.31cm" draw:shadow-offset-x="0.203cm" draw:shadow-offset-y="0.2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0pt" fo:font-style="italic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462cm" svg:y1="7cm" svg:x2="14.462cm" svg:y2="8.651cm">
          <text:p/>
        </draw:line>
        <draw:line draw:style-name="gr1" draw:text-style-name="P1" draw:layer="layout" svg:x1="14.462cm" svg:y1="8.651cm" svg:x2="2.651cm" svg:y2="8.651cm">
          <text:p/>
        </draw:line>
        <draw:line draw:style-name="gr2" draw:text-style-name="P1" draw:layer="layout" svg:x1="2.651cm" svg:y1="8.651cm" svg:x2="2.651cm" svg:y2="7cm">
          <text:p/>
        </draw:line>
        <draw:custom-shape draw:style-name="gr3" draw:text-style-name="P2" draw:layer="layout" svg:width="3.81cm" svg:height="1.778cm" svg:x="3.54cm" svg:y="6.1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778cm" svg:x="9.89cm" svg:y="6.1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8cm" svg:y1="6.102cm" svg:x2="6.08cm" svg:y2="5.467cm">
          <text:p/>
        </draw:line>
        <draw:line draw:style-name="gr1" draw:text-style-name="P1" draw:layer="layout" svg:x1="6.08cm" svg:y1="5.467cm" svg:x2="8.747cm" svg:y2="5.467cm">
          <text:p/>
        </draw:line>
        <draw:line draw:style-name="gr1" draw:text-style-name="P1" draw:layer="layout" svg:x1="8.747cm" svg:y1="5.467cm" svg:x2="8.747cm" svg:y2="6.483cm">
          <text:p/>
        </draw:line>
        <draw:line draw:style-name="gr2" draw:text-style-name="P1" draw:layer="layout" svg:x1="8.747cm" svg:y1="6.483cm" svg:x2="7.35cm" svg:y2="6.483cm">
          <text:p/>
        </draw:line>
        <draw:line draw:style-name="gr1" draw:text-style-name="P1" draw:layer="layout" svg:x1="12.43cm" svg:y1="6.102cm" svg:x2="12.43cm" svg:y2="5.467cm">
          <text:p/>
        </draw:line>
        <draw:line draw:style-name="gr1" draw:text-style-name="P1" draw:layer="layout" svg:x1="12.43cm" svg:y1="5.467cm" svg:x2="15.097cm" svg:y2="5.467cm">
          <text:p/>
        </draw:line>
        <draw:line draw:style-name="gr1" draw:text-style-name="P1" draw:layer="layout" svg:x1="15.097cm" svg:y1="5.467cm" svg:x2="15.097cm" svg:y2="6.483cm">
          <text:p/>
        </draw:line>
        <draw:line draw:style-name="gr2" draw:text-style-name="P1" draw:layer="layout" svg:x1="15.097cm" svg:y1="6.483cm" svg:x2="13.7cm" svg:y2="6.483cm">
          <text:p/>
        </draw:line>
        <draw:line draw:style-name="gr4" draw:text-style-name="P1" draw:layer="layout" svg:x1="1.508cm" svg:y1="6.991cm" svg:x2="3.54cm" svg:y2="6.991cm">
          <text:p/>
        </draw:line>
        <draw:frame draw:style-name="gr5" draw:text-style-name="P3" draw:layer="layout" svg:width="1.438cm" svg:height="0.645cm" svg:x="1.745cm" svg:y="6.424cm">
          <draw:text-box>
            <text:p><text:span text:style-name="T1">[Start]</text:span></text:p>
          </draw:text-box>
        </draw:frame>
        <draw:line draw:style-name="gr4" draw:text-style-name="P1" draw:layer="layout" svg:x1="7.35cm" svg:y1="6.991cm" svg:x2="9.89cm" svg:y2="6.991cm">
          <text:p/>
        </draw:line>
        <draw:frame draw:style-name="gr6" draw:text-style-name="P3" draw:layer="layout" svg:width="1.243cm" svg:height="0.645cm" svg:x="8.345cm" svg:y="6.425cm">
          <draw:text-box>
            <text:p><text:span text:style-name="T1">Start</text:span></text:p>
          </draw:text-box>
        </draw:frame>
        <draw:frame draw:style-name="gr7" draw:text-style-name="P3" draw:layer="layout" svg:width="1.497cm" svg:height="0.645cm" svg:x="7.246cm" svg:y="6.926cm">
          <draw:text-box>
            <text:p><text:span text:style-name="T1">Result</text:span></text:p>
          </draw:text-box>
        </draw:frame>
        <draw:line draw:style-name="gr4" draw:text-style-name="P1" draw:layer="layout" svg:x1="13.7cm" svg:y1="7cm" svg:x2="16.367cm" svg:y2="7cm">
          <text:p/>
        </draw:line>
        <draw:frame draw:style-name="gr7" draw:text-style-name="P3" draw:layer="layout" svg:width="1.497cm" svg:height="0.645cm" svg:x="14.446cm" svg:y="6.927cm">
          <draw:text-box>
            <text:p><text:span text:style-name="T1">Result</text:span></text:p>
          </draw:text-box>
        </draw:frame>
        <draw:frame draw:style-name="gr8" draw:text-style-name="P4" draw:layer="layout" svg:width="1.571cm" svg:height="0.53cm" svg:x="4.556cm" svg:y="6.7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draw:layer="layout" svg:width="1.575cm" svg:height="0.53cm" svg:x="10.906cm" svg:y="6.7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3.192cm" svg:height="0.53cm" svg:x="5.953cm" svg:y="4.9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4" draw:layer="layout" svg:width="3.196cm" svg:height="0.53cm" svg:x="12.282cm" svg:y="4.9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9:11.525271673</meta:creation-date>
    <dc:date>2017-12-15T21:08:09.927829331</dc:date>
    <meta:editing-duration>PT32M36S</meta:editing-duration>
    <meta:editing-cycles>8</meta:editing-cycles>
    <meta:generator>LibreOffice/5.4.2.2$Linux_X86_64 LibreOffice_project/4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ub>
      <mi mathvariant="italic">Engine</mi>
      <mn>1</mn>
    </msub>
    <annotation encoding="StarMath 5.0">Engine_1</annotation>
  </semantics>
</math>
</file>

<file path=Object 2/content.xml><?xml version="1.0" encoding="utf-8"?>
<math xmlns="http://www.w3.org/1998/Math/MathML" display="block">
  <semantics>
    <msub>
      <mi mathvariant="italic">Engine</mi>
      <mn>2</mn>
    </msub>
    <annotation encoding="StarMath 5.0">Engine_2</annotation>
  </semantics>
</math>
</file>

<file path=Object 3/content.xml><?xml version="1.0" encoding="utf-8"?>
<math xmlns="http://www.w3.org/1998/Math/MathML" display="block">
  <semantics>
    <msub>
      <mi mathvariant="italic">EvolutionStream</mi>
      <mn>1</mn>
    </msub>
    <annotation encoding="StarMath 5.0">EvolutionStream_1</annotation>
  </semantics>
</math>
</file>

<file path=Object 4/content.xml><?xml version="1.0" encoding="utf-8"?>
<math xmlns="http://www.w3.org/1998/Math/MathML" display="block">
  <semantics>
    <msub>
      <mi mathvariant="italic">EvolutionStream</mi>
      <mn>2</mn>
    </msub>
    <annotation encoding="StarMath 5.0">EvolutionStream_2</annotation>
  </semantics>
</math>
</file>